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solid" draw:stroke-dash="Ultrafine_20_Dashed" draw:fill="solid" draw:fill-color="#ffffff" draw:fill-hatch-name="Hatch_20_2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="Arrow" draw:marker-end-width="0.45cm" draw:textarea-horizontal-align="center" draw:textarea-vertical-align="botto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bottom" fo:padding-top="0.175cm" fo:padding-bottom="0.38cm" fo:padding-left="0.3cm" fo:padding-right="0.3cm"/>
    </style:style>
    <style:style style:name="gr14" style:family="graphic" style:parent-style-name="standard">
      <style:graphic-properties svg:stroke-width="0.1cm" draw:marker-start-width="0.45cm" draw:marker-end="Arrow" draw:marker-end-width="0.45cm" draw:textarea-horizontal-align="left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="" draw:marker-start-width="0.45cm" draw:marker-end="Arrow" draw:marker-end-width="0.45cm" draw:textarea-horizontal-align="left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Fine_20_Dashed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family="'Nimbus Sans L'" style:font-family-generic="swiss" style:font-pitch="variable" fo:font-size="20pt" style:font-size-asian="20pt" style:font-size-complex="20pt"/>
    </style:style>
    <style:style style:name="P5" style:family="paragraph">
      <style:paragraph-properties fo:text-align="center"/>
      <style:text-properties fo:color="#000000" fo:font-size="20pt" fo:font-weight="normal" style:font-size-asian="20pt" style:font-weight-asian="normal" style:font-size-complex="20pt" style:font-weight-complex="normal"/>
    </style:style>
    <style:style style:name="P6" style:family="paragraph">
      <style:paragraph-properties fo:margin-left="0cm" fo:margin-right="0.5cm" fo:line-height="150%" fo:text-align="center" fo:text-indent="0cm"/>
    </style:style>
    <style:style style:name="P7" style:family="paragraph">
      <style:paragraph-properties fo:margin-left="0cm" fo:margin-right="0.5cm" fo:line-height="150%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8" style:family="paragraph">
      <style:paragraph-properties fo:margin-left="3cm" fo:margin-right="0cm" fo:line-height="100%" fo:text-align="center" fo:text-indent="0cm"/>
    </style:style>
    <style:style style:name="P9" style:family="paragraph">
      <style:paragraph-properties fo:margin-left="3cm" fo:margin-right="0cm" fo:line-height="100%" fo:text-align="center" fo:text-indent="0cm"/>
      <style:text-properties fo:font-family="'DejaVu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margin-left="0.5cm" fo:margin-right="0cm" fo:margin-top="0cm" fo:margin-bottom="0cm" fo:line-height="100%" fo:text-align="center" fo:text-indent="0cm"/>
    </style:style>
    <style:style style:name="P11" style:family="paragraph">
      <style:paragraph-properties fo:margin-left="0.5cm" fo:margin-right="0cm" fo:margin-top="0cm" fo:margin-bottom="0cm" fo:line-height="100%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12" style:family="paragraph">
      <style:paragraph-properties fo:margin-left="0.5cm" fo:margin-right="0cm" fo:text-align="start" fo:text-indent="0cm">
        <style:tab-stops/>
      </style:paragraph-properties>
    </style:style>
    <style:style style:name="P13" style:family="paragraph">
      <style:paragraph-properties fo:margin-left="0.5cm" fo:margin-right="0cm" fo:text-align="start" fo:text-indent="0cm">
        <style:tab-stops/>
      </style:paragraph-properties>
      <style:text-properties fo:font-family="'DejaVu Sans'" style:font-family-generic="swiss" style:font-pitch="variable" fo:font-size="16pt" style:font-size-asian="16pt" style:font-size-complex="16pt"/>
    </style:style>
    <style:style style:name="P14" style:family="paragraph">
      <style:paragraph-properties fo:text-align="center"/>
      <style:text-properties fo:font-family="'DejaVu Sans'" style:font-family-generic="swiss" style:font-pitch="variable" fo:font-size="16pt" style:font-size-asian="16pt" style:font-size-complex="16pt"/>
    </style:style>
    <style:style style:name="P15" style:family="paragraph">
      <style:paragraph-properties fo:margin-left="4.2cm" fo:margin-right="0cm" fo:text-align="center" fo:text-indent="0cm"/>
    </style:style>
    <style:style style:name="P16" style:family="paragraph">
      <style:paragraph-properties fo:margin-left="4.2cm" fo:margin-right="0cm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17" style:family="paragraph">
      <style:paragraph-properties fo:margin-left="0cm" fo:margin-right="2.7cm" fo:text-align="center" fo:text-indent="0cm"/>
    </style:style>
    <style:style style:name="P18" style:family="paragraph">
      <style:paragraph-properties fo:margin-left="0cm" fo:margin-right="2.7cm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19" style:family="paragraph">
      <style:paragraph-properties fo:margin-left="0cm" fo:margin-right="1cm" fo:text-align="center" fo:text-indent="0cm"/>
    </style:style>
    <style:style style:name="P20" style:family="paragraph">
      <style:paragraph-properties fo:margin-left="0cm" fo:margin-right="1cm" fo:text-align="center" fo:text-indent="0cm"/>
      <style:text-properties fo:font-family="'DejaVu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21" style:family="paragraph">
      <style:paragraph-properties fo:margin-left="2.5cm" fo:margin-right="0cm" fo:line-height="100%" fo:text-align="center" fo:text-indent="0cm"/>
    </style:style>
    <style:style style:name="P22" style:family="paragraph">
      <style:paragraph-properties fo:margin-left="2.5cm" fo:margin-right="0cm" fo:line-height="100%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23" style:family="paragraph">
      <style:paragraph-properties fo:line-height="150%" fo:text-align="center"/>
    </style:style>
    <style:style style:name="P24" style:family="paragraph">
      <style:paragraph-properties fo:line-height="150%" fo:text-align="center"/>
      <style:text-properties fo:font-family="'DejaVu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25" style:family="paragraph">
      <style:paragraph-properties fo:margin-left="2cm" fo:margin-right="0cm" fo:line-height="200%" fo:text-align="center" fo:text-indent="0cm"/>
    </style:style>
    <style:style style:name="P26" style:family="paragraph">
      <style:paragraph-properties fo:margin-left="2cm" fo:margin-right="0cm" fo:line-height="200%" fo:text-align="center" fo:text-indent="0cm"/>
      <style:text-properties fo:font-family="'DejaVu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27" style:family="paragraph">
      <style:paragraph-properties fo:margin-left="5cm" fo:margin-right="0cm" fo:text-align="center" fo:text-indent="0cm"/>
    </style:style>
    <style:style style:name="P28" style:family="paragraph">
      <style:paragraph-properties fo:margin-left="5cm" fo:margin-right="0cm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29" style:family="paragraph">
      <style:paragraph-properties fo:margin-left="1cm" fo:margin-right="0cm" fo:line-height="150%" fo:text-align="center" fo:text-indent="0cm"/>
    </style:style>
    <style:style style:name="P30" style:family="paragraph">
      <style:paragraph-properties fo:margin-left="1cm" fo:margin-right="0cm" fo:line-height="150%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Nimbus Sans L'" style:font-family-generic="swiss" style:font-pitch="variable" fo:font-size="20pt" style:font-size-asian="20pt" style:font-size-complex="20pt"/>
    </style:style>
    <style:style style:name="T4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family="'DejaVu Sans'" style:font-family-generic="swiss" style:font-pitch="variable" fo:font-size="16pt" style:font-size-asian="16pt" style:font-size-complex="16pt"/>
    </style:style>
    <style:style style:name="T6" style:family="text">
      <style:text-properties fo:font-family="'DejaVu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DejaVu Sans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6cm" svg:height="14.503cm" svg:x="1cm" svg:y="0.9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cm" svg:height="1.5cm" svg:x="1cm" svg:y="1cm">
            <text:p text:style-name="P2"><text:span text:style-name="T1">Condu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23cm" svg:height="11cm" svg:x="1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.5cm" svg:x="1cm" svg:y="17cm">
            <text:p text:style-name="P2"><text:span text:style-name="T1">Probe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xml:id="id4" draw:id="id4" draw:layer="layout" svg:width="5.5cm" svg:height="2cm" svg:x="14.5cm" svg:y="7.5cm">
          <text:p text:style-name="P1"><text:span text:style-name="T2">MainWindow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3" xml:id="id7" draw:id="id7" draw:layer="layout" svg:width="5cm" svg:height="2cm" svg:x="2.5cm" svg:y="3cm">
          <text:p text:style-name="P1"><text:span text:style-name="T2">Rssi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5cm" svg:height="2cm" svg:x="15cm" svg:y="2cm">
          <text:p text:style-name="P1"><text:span text:style-name="T3">Algorith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5cm" svg:height="2cm" svg:x="26.5cm" svg:y="7.5cm">
          <text:p text:style-name="P1"><text:span text:style-name="T2">PAContro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6cm" svg:height="3cm" svg:x="32cm" svg:y="18cm">
          <text:p text:style-name="P1"><text:span text:style-name="T1">PulseAudio</text:span></text:p>
          <text:p text:style-name="P1"><text:span text:style-name="T1">daemon</text:span></text:p>
          <draw:enhanced-geometry svg:viewBox="0 0 21600 21600" draw:extrusion="false" draw:extrusion-brightness="15%" draw:extrusion-light-face="true" draw:extrusion-first-light-harsh="true" draw:extrusion-second-light-harsh="false" draw:extrusion-second-light-level="37%" draw:extrusion-first-light-direction="(50000 0 10000)" draw:extrusion-second-light-direction="(-50000 0 10000)" draw:type="rectangle" draw:enhanced-path="M 0 0 L 21600 0 21600 21600 0 21600 0 0 Z N"/>
        </draw:custom-shape>
        <draw:connector draw:style-name="gr7" draw:text-style-name="P1" xml:id="id5" draw:id="id5" draw:layer="layout" draw:type="line" svg:x1="26.5cm" svg:y1="8.5cm" svg:x2="26.5cm" svg:y2="8.5cm" draw:start-shape="id1" draw:start-glue-point="3" draw:end-shape="id1" draw:end-glue-point="3" svg:d="">
          <text:p/>
        </draw:connector>
        <draw:custom-shape draw:style-name="gr4" draw:text-style-name="P3" xml:id="id2" draw:id="id2" draw:layer="layout" svg:width="6cm" svg:height="2cm" svg:x="2cm" svg:y="7.5cm">
          <text:p text:style-name="P1"><text:span text:style-name="T2">Probe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6.5cm" svg:height="2cm" svg:x="20cm" svg:y="12cm">
          <text:p text:style-name="P1"><text:span text:style-name="T2">SinkInputMode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cm" svg:y1="9.5cm" svg:x2="8.25cm" svg:y2="12cm" draw:start-shape="id2" draw:start-glue-point="2" draw:end-shape="id3" draw:end-glue-point="0" svg:d="m5000 9500v1250h3250v1250">
          <text:p/>
        </draw:connector>
        <draw:custom-shape draw:style-name="gr9" draw:text-style-name="P1" xml:id="id3" draw:id="id3" draw:layer="layout" svg:width="5.5cm" svg:height="2cm" svg:x="5.5cm" svg:y="12cm">
          <text:p text:style-name="P1">ProbeInterface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5.5cm" svg:height="2cm" svg:x="26.5cm" svg:y="2.5cm">
          <text:p text:style-name="P1"><text:span text:style-name="T2">Sink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layout" svg:width="3.5cm" svg:height="2cm" svg:x="6.5cm" svg:y="19.5cm">
          <text:p text:style-name="P1"><text:span text:style-name="T4">Probe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20cm" svg:y1="8.5cm" svg:x2="26.5cm" svg:y2="8.5cm" draw:start-shape="id4" draw:start-glue-point="1" draw:end-shape="id5" draw:end-glue-point="0" svg:d="m20000 8500h6500">
          <text:p text:style-name="P6"><text:span text:style-name="T5">moveSinkInput()</text:span></text:p>
          <text:p text:style-name="P6"><text:span text:style-name="T5"/></text:p>
        </draw:connector>
        <draw:connector draw:style-name="gr12" draw:text-style-name="P9" draw:layer="layout" svg:x1="15cm" svg:y1="3cm" svg:x2="7.5cm" svg:y2="4cm" draw:start-shape="id6" draw:start-glue-point="3" draw:end-shape="id7" draw:end-glue-point="1" svg:d="m15000 3000h-3750v1000h-3750">
          <text:p text:style-name="P8"><text:span text:style-name="T6">getRssi()</text:span></text:p>
        </draw:connector>
        <draw:connector draw:style-name="gr13" draw:text-style-name="P11" draw:layer="layout" svg:x1="14.5cm" svg:y1="8.5cm" svg:x2="8cm" svg:y2="8.5cm" draw:start-shape="id4" draw:start-glue-point="3" draw:end-shape="id2" draw:end-glue-point="1" svg:d="m14500 8500h-6500">
          <text:p text:style-name="P10"><text:span text:style-name="T5">startMonitoring()</text:span></text:p>
          <text:p text:style-name="P10"><text:span text:style-name="T5"/></text:p>
        </draw:connector>
        <draw:connector draw:style-name="gr14" draw:text-style-name="P13" draw:layer="layout" svg:x1="5cm" svg:y1="7.5cm" svg:x2="5cm" svg:y2="5cm" draw:start-shape="id2" draw:start-glue-point="0" draw:end-shape="id7" draw:end-glue-point="2" svg:d="m5000 7500v-2500">
          <text:p text:style-name="P12"><text:span text:style-name="T5">setRssi()</text:span></text:p>
        </draw:connector>
        <draw:connector draw:style-name="gr15" draw:text-style-name="P14" draw:layer="layout" svg:x1="17.25cm" svg:y1="7.5cm" svg:x2="17.25cm" svg:y2="4cm" draw:start-shape="id4" draw:start-glue-point="0" draw:end-shape="id6" draw:end-glue-point="2" svg:d="m17250 7500v-3500">
          <text:p text:style-name="P1"><text:span text:style-name="T5"><text:s text:c="3"/></text:span><text:span text:style-name="T5">chooseOutputs()</text:span></text:p>
        </draw:connector>
        <draw:connector draw:style-name="gr16" draw:text-style-name="P16" draw:layer="layout" svg:x1="29.25cm" svg:y1="7.5cm" svg:x2="29.25cm" svg:y2="4.5cm" draw:start-shape="id1" draw:end-shape="id8" draw:end-glue-point="2" svg:d="m29250 7500v-3000">
          <text:p text:style-name="P15"><text:span text:style-name="T5">updateSink()</text:span></text:p>
        </draw:connector>
        <draw:connector draw:style-name="gr16" draw:text-style-name="P18" draw:layer="layout" svg:x1="29.25cm" svg:y1="9.5cm" svg:x2="26.5cm" svg:y2="13cm" draw:start-shape="id1" draw:start-glue-point="2" draw:end-shape="id9" draw:end-glue-point="1" svg:d="m29250 9500v3500h-2750">
          <text:p text:style-name="P17"><text:span text:style-name="T5">updateSinkInput()</text:span></text:p>
        </draw:connector>
        <draw:connector draw:style-name="gr17" draw:text-style-name="P20" draw:layer="layout" svg:x1="32cm" svg:y1="8.5cm" svg:x2="35cm" svg:y2="18cm" draw:start-shape="id1" draw:start-glue-point="1" draw:end-shape="id10" draw:end-glue-point="0" svg:d="m32000 8500h3000v9500">
          <text:p text:style-name="P19"><text:span text:style-name="T7"/></text:p>
          <text:p text:style-name="P19"><text:span text:style-name="T7">TCP/IP</text:span></text:p>
          <text:p text:style-name="P19"><text:span text:style-name="T7">Unix socket</text:span></text:p>
        </draw:connector>
        <draw:connector draw:style-name="gr17" draw:text-style-name="P22" draw:layer="layout" svg:x1="8.25cm" svg:y1="14cm" svg:x2="8.25cm" svg:y2="19.5cm" draw:start-shape="id3" draw:start-glue-point="2" draw:end-shape="id11" svg:d="m8250 14000v5500">
          <text:p text:style-name="P21"><text:span text:style-name="T7">TCP/IP</text:span></text:p>
          <text:p text:style-name="P21"><text:span text:style-name="T5"/></text:p>
        </draw:connector>
        <draw:custom-shape draw:style-name="gr10" draw:text-style-name="P5" xml:id="id13" draw:id="id13" draw:layer="layout" svg:width="5.5cm" svg:height="2cm" svg:x="5.5cm" svg:y="25cm">
          <text:p text:style-name="P1"><text:span text:style-name="T4">BluezAdap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4" draw:id="id14" draw:layer="layout" svg:width="6cm" svg:height="2cm" svg:x="16cm" svg:y="19.5cm">
          <text:p text:style-name="P1"><text:span text:style-name="T4">Bluez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6cm" svg:height="3cm" svg:x="27cm" svg:y="24.5cm">
          <text:p text:style-name="P1"><text:span text:style-name="T1">Bluetooth</text:span></text:p>
          <text:p text:style-name="P1"><text:span text:style-name="T1">daemon</text:span></text:p>
          <draw:enhanced-geometry svg:viewBox="0 0 21600 21600" draw:extrusion="false" draw:extrusion-brightness="15%" draw:extrusion-light-face="true" draw:extrusion-first-light-harsh="true" draw:extrusion-second-light-harsh="false" draw:extrusion-second-light-level="37%" draw:extrusion-first-light-direction="(50000 0 10000)" draw:extrusion-second-light-direction="(-50000 0 10000)" draw:type="rectangle" draw:enhanced-path="M 0 0 L 21600 0 21600 21600 0 21600 0 0 Z N"/>
        </draw:custom-shape>
        <draw:connector draw:style-name="gr17" draw:text-style-name="P24" draw:layer="layout" svg:x1="27cm" svg:y1="26cm" svg:x2="11cm" svg:y2="26cm" draw:start-shape="id12" draw:start-glue-point="3" draw:end-shape="id13" draw:end-glue-point="1" svg:d="m27000 26000h-16000">
          <text:p text:style-name="P23"><text:span text:style-name="T7">D-Bus</text:span></text:p>
          <text:p text:style-name="P23"><text:span text:style-name="T7"/></text:p>
        </draw:connector>
        <draw:connector draw:style-name="gr17" draw:text-style-name="P26" draw:layer="layout" svg:x1="30cm" svg:y1="24.5cm" svg:x2="22cm" svg:y2="20.5cm" draw:start-shape="id12" draw:start-glue-point="0" draw:end-shape="id14" draw:end-glue-point="1" svg:d="m30000 24500v-4000h-8000">
          <text:p text:style-name="P25"><text:span text:style-name="T7">D-Bus</text:span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</draw:connector>
        <draw:connector draw:style-name="gr11" draw:text-style-name="P7" draw:layer="layout" svg:x1="10cm" svg:y1="20.5cm" svg:x2="16cm" svg:y2="20.5cm" draw:start-shape="id11" draw:start-glue-point="1" draw:end-shape="id14" draw:end-glue-point="3" svg:d="m10000 20500h6000">
          <text:p text:style-name="P6"><text:span text:style-name="T5">DefaultAdapter()</text:span></text:p>
          <text:p text:style-name="P6"><text:span text:style-name="T5"/></text:p>
        </draw:connector>
        <draw:connector draw:style-name="gr11" draw:text-style-name="P28" draw:layer="layout" svg:x1="8.25cm" svg:y1="21.5cm" svg:x2="8.25cm" svg:y2="25cm" draw:start-shape="id11" draw:end-shape="id13" svg:d="m8250 21500v3500">
          <text:p text:style-name="P27"><text:span text:style-name="T5">StartDiscovery()</text:span></text:p>
        </draw:connector>
        <draw:connector draw:style-name="gr11" draw:text-style-name="P30" draw:layer="layout" draw:line-skew="-1.999cm" svg:x1="5.5cm" svg:y1="26cm" svg:x2="6.5cm" svg:y2="20.5cm" draw:start-shape="id13" draw:end-shape="id11" draw:end-glue-point="3" svg:d="m5500 26000h-2500v-5500h3500">
          <text:p text:style-name="P29"><text:span text:style-name="T5">DeviceFound()</text:span></text:p>
          <text:p text:style-name="P29"><text:span text:style-name="T5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2" draw:display-name="Hatch 2" draw:style="single" draw:color="#c0c0c0" draw:distance="0.13cm" draw:rotation="90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netta </meta:initial-creator>
    <meta:creation-date>2010-12-11T18:47:02</meta:creation-date>
    <dc:date>2011-02-27T20:14:23</dc:date>
    <meta:editing-duration>PT3H33M19S</meta:editing-duration>
    <meta:editing-cycles>109</meta:editing-cycles>
    <meta:generator>LibreOffice/3.3$Unix LibreOffice_project/330m19$Build-6</meta:generator>
    <meta:document-statistic meta:object-count="35"/>
  </office:meta>
</office:document-meta>
</file>